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cb4e3" officeooo:paragraph-rsid="000cb4e3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6pt" officeooo:rsid="000cb4e3" officeooo:paragraph-rsid="000cb4e3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oll 18.06.2018</text:p>
      <text:p text:style-name="P1"/>
      <text:p text:style-name="P2">Wir haben festgestellt, dass</text:p>
      <text:p text:style-name="P2">- das Spiel bei offensiver Spielweise deutlich schneller voranschreitet,</text:p>
      <text:p text:style-name="P2">- man insbesondere bei offensiver Spielweise sehr konzentriert sein mu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5:16:32.631000000</meta:creation-date>
    <dc:date>2018-06-18T15:20:07.423000000</dc:date>
    <meta:editing-duration>PT3M36S</meta:editing-duration>
    <meta:editing-cycles>1</meta:editing-cycles>
    <meta:document-statistic meta:table-count="0" meta:image-count="0" meta:object-count="0" meta:page-count="1" meta:paragraph-count="4" meta:word-count="25" meta:character-count="192" meta:non-whitespace-character-count="171"/>
    <meta:generator>LibreOffice/5.4.2.2$Windows_X86_64 LibreOffice_project/22b09f6418e8c2d508a9eaf86b2399209b0990f4</meta:generator>
  </office:meta>
</office:document-meta>
</file>